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003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6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32-bit addres, 16kB cache, 64 byte block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lock Offs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ly Associativ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-mapped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-way set associativ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style-name="ce1" office:value-type="string" calcext:value-type="string" table:number-columns-spanned="3" table:number-rows-spanned="1">
            <text:p>32 bit address, byte addressed, direct-mapped 32kB cache, 128 byte block size, write-back</text:p>
          </table:table-cell>
          <table:covered-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Tag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lock Offset</text:p>
          </table:table-cell>
        </table:table-row>
        <table:table-row table:style-name="ro1"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2" office:value-type="string" calcext:value-type="string">
            <text:p>32-8-7</text:p>
          </table:table-cell>
          <table:table-cell office:value-type="string" calcext:value-type="string">
            <text:p>second step – log2(32kB/128b)</text:p>
          </table:table-cell>
          <table:table-cell office:value-type="string" calcext:value-type="string">
            <text:p>Log2(128) – do this step firs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Overheads?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er line: 17 bits (tag) + 1 bit (dirty) + 1 bit (valid) = 19 bits/li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 (comp)</text:p>
          </table:table-cell>
          <table:table-cell office:value-type="string" calcext:value-type="string">
            <text:p>00 010 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19 bits/line * 256 lines = 4864 bi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 (comp)</text:p>
          </table:table-cell>
          <table:table-cell office:value-type="string" calcext:value-type="string">
            <text:p>00 011 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4864 bits / 32 kB = 1.81% overhead!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 (comp)</text:p>
          </table:table-cell>
          <table:table-cell office:value-type="string" calcext:value-type="string">
            <text:p>01 010 1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 (comp)</text:p>
          </table:table-cell>
          <table:table-cell office:value-type="string" calcext:value-type="string">
            <text:p>01 011 0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it</text:p>
          </table:table-cell>
          <table:table-cell office:value-type="string" calcext:value-type="string">
            <text:p>01 011 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it</text:p>
          </table:table-cell>
          <table:table-cell office:value-type="string" calcext:value-type="string">
            <text:p>01 010 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 (conf)</text:p>
          </table:table-cell>
          <table:table-cell office:value-type="string" calcext:value-type="string">
            <text:p>00 010 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 (conf)</text:p>
          </table:table-cell>
          <table:table-cell office:value-type="string" calcext:value-type="string">
            <text:p>00 011 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 (comp)</text:p>
          </table:table-cell>
          <table:table-cell office:value-type="string" calcext:value-type="string">
            <text:p>10 010 0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it</text:p>
          </table:table-cell>
          <table:table-cell office:value-type="string" calcext:value-type="string">
            <text:p>00 011 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 (comp)</text:p>
          </table:table-cell>
          <table:table-cell office:value-type="string" calcext:value-type="string">
            <text:p>00 010 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00-00-00</text:date>, <text:time style:data-style-name="N2" text:time-value="09:32:42.978349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09:36:02.610368909</meta:creation-date>
    <dc:date>2015-03-26T10:18:25.880073280</dc:date>
    <meta:editing-duration>PT44M5S</meta:editing-duration>
    <meta:editing-cycles>4</meta:editing-cycles>
    <meta:generator>LibreOffice/4.2.7.2$Linux_X86_64 LibreOffice_project/420m0$Build-2</meta:generator>
    <meta:document-statistic meta:table-count="1" meta:cell-count="62" meta:object-count="0"/>
  </office:meta>
</office:document-meta>
</file>